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9942001088251046" text:style-name="L1">
        <text:list-item>
          <text:p text:style-name="P1">Firebase Project → <text:s/>(Google Cloud Project)</text:p>
          <text:list>
            <text:list-item>
              <text:p text:style-name="P1">Register → Firebase App → returns a Firebase Configuration Objec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McMahon</meta:initial-creator>
    <meta:creation-date>2022-01-30T12:12:54.92</meta:creation-date>
    <dc:date>2022-01-30T13:28:28.90</dc:date>
    <dc:creator>Michael McMahon</dc:creator>
    <meta:editing-duration>PT1H18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" meta:word-count="18" meta:character-count="109"/>
  </office:meta>
</office:document-meta>
</file>